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ibraryHelper.getJarPathArray( File theDirector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LibraryHelper.getCommonEntri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LibraryHelper.getClientLib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braryHelper.getIClasspathEntry( String the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braryHelper.getCommonJarPathArra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ibraryHelper.getClientSideEntr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LibraryHelper.getClientEntri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LibraryHelper.concatenateEntries( IClasspathEntry [ ] theArray1 , IClasspathEntry [ ] theArray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LibraryHelper.getClientJarPathArra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ibraryHelper.getCommonLib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braryHelper.getLibPath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LibraryHelper.getIClasspathEntry( IPath the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